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Text_20_body" style:list-style-name="L3"/>
    <style:style style:name="P7" style:family="paragraph" style:parent-style-name="Heading_20_2">
      <style:paragraph-properties fo:break-before="page"/>
    </style:style>
    <style:style style:name="P8" style:family="paragraph" style:parent-style-name="List_20_Heading">
      <style:paragraph-properties fo:margin-left="0.3937in" fo:margin-right="0.3937in" fo:margin-top="0in" fo:margin-bottom="0.1965in" fo:text-indent="0in" style:auto-text-indent="false"/>
    </style:style>
    <style:style style:name="P9" style:family="paragraph" style:parent-style-name="List_20_Contents">
      <style:paragraph-properties fo:margin-left="0.7874in" fo:margin-right="0.3937in" fo:margin-top="0in" fo:margin-bottom="0.1965in" fo:text-indent="0in" style:auto-text-indent="false"/>
    </style:style>
    <style:style style:name="P10" style:family="paragraph" style:parent-style-name="Standard">
      <style:paragraph-properties fo:margin-left="0.4925in" fo:margin-right="0in" fo:text-indent="0in" style:auto-text-indent="false"/>
      <style:text-properties style:font-name="Courier"/>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9846in" fo:margin-right="0in" fo:text-indent="0in" style:auto-text-indent="false"/>
    </style:style>
    <style:style style:name="P13" style:family="paragraph" style:parent-style-name="Heading_20_3">
      <style:paragraph-properties fo:break-before="pag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Courier" fo:font-weight="normal" style:font-weight-asian="normal" style:font-weight-complex="normal"/>
    </style:style>
    <style:style style:name="P16" style:family="paragraph" style:parent-style-name="List_20_Contents">
      <style:paragraph-properties fo:margin-left="0in" fo:margin-right="0.3937in" fo:margin-top="0in" fo:margin-bottom="0.1965in" fo:text-indent="0in" style:auto-text-indent="false"/>
    </style:style>
    <style:style style:name="P17" style:family="paragraph" style:parent-style-name="List_20_Contents" style:list-style-name="L5">
      <style:paragraph-properties fo:margin-left="0in" fo:margin-right="0.3937in" fo:margin-top="0in" fo:margin-bottom="0.1965in" fo:text-indent="0in" style:auto-text-indent="false"/>
    </style:style>
    <style:style style:name="P18" style:family="paragraph" style:parent-style-name="Preformatted_20_Text">
      <style:paragraph-properties fo:margin-left="0.4925in" fo:margin-right="0in" fo:text-indent="0in" style:auto-text-indent="false"/>
      <style:text-properties style:font-name="Courier"/>
    </style:style>
    <style:style style:name="P19" style:family="paragraph" style:parent-style-name="Preformatted_20_Text">
      <style:paragraph-properties fo:margin-left="0.4925in" fo:margin-right="0in" fo:margin-top="0in" fo:margin-bottom="0.1965in" fo:text-indent="0in" style:auto-text-indent="false"/>
      <style:text-properties style:font-name="Courier"/>
    </style:style>
    <style:style style:name="P20" style:family="paragraph" style:parent-style-name="Standard">
      <style:paragraph-properties fo:margin-left="0.4925in" fo:margin-right="0in" fo:text-indent="0in" style:auto-text-indent="false"/>
      <style:text-properties style:font-name="Bitstream Vera Serif"/>
    </style:style>
    <style:style style:name="P21" style:family="paragraph" style:parent-style-name="Standard">
      <style:text-properties style:font-name="Courier"/>
    </style:style>
    <style:style style:name="P22" style:family="paragraph" style:parent-style-name="Standard">
      <style:paragraph-properties fo:margin-left="0.4925in" fo:margin-right="0in" fo:margin-top="0in" fo:margin-bottom="0.1965in" fo:text-indent="0in" style:auto-text-indent="false"/>
      <style:text-properties style:font-name="Courier"/>
    </style:style>
    <style:style style:name="P23" style:family="paragraph" style:parent-style-name="Standard">
      <style:paragraph-properties fo:margin-left="0.4925in" fo:margin-right="0in" fo:margin-top="0in" fo:margin-bottom="0.1965in" fo:text-indent="0in" style:auto-text-indent="false"/>
      <style:text-properties style:font-name="Bitstream Vera Serif"/>
    </style:style>
    <style:style style:name="P24" style:family="paragraph" style:parent-style-name="Standard">
      <style:paragraph-properties fo:margin-left="0.9846in" fo:margin-right="0in" fo:text-indent="0in" style:auto-text-indent="false"/>
      <style:text-properties style:font-name="Courier"/>
    </style:style>
    <style:style style:name="P25" style:family="paragraph" style:parent-style-name="Standard">
      <style:paragraph-properties fo:margin-left="0in" fo:margin-right="0in" fo:text-indent="0in" style:auto-text-indent="false"/>
      <style:text-properties style:font-name="Bitstream Vera Serif"/>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Bitstream Vera Serif" fo:font-style="normal"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style:font-style-asian="normal" style:font-style-complex="normal"/>
    </style:style>
    <style:style style:name="P29" style:family="paragraph" style:parent-style-name="Text_20_body" style:list-style-name="L6"/>
    <style:style style:name="P30"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31" style:family="paragraph" style:parent-style-name="Text_20_body" style:list-style-name="L8">
      <style:paragraph-properties fo:margin-left="-0.4925in" fo:margin-right="0in" fo:margin-top="0in" fo:margin-bottom="0in" fo:text-indent="0in" style:auto-text-indent="false"/>
      <style:text-properties fo:font-style="normal" style:font-style-asian="normal" style:font-style-complex="normal"/>
    </style:style>
    <style:style style:name="P32" style:family="paragraph" style:parent-style-name="Text_20_body" style:list-style-name="L9">
      <style:paragraph-properties fo:margin-left="-0.4925in" fo:margin-right="0in" fo:margin-top="0in" fo:margin-bottom="0in" fo:text-indent="0in" style:auto-text-indent="false"/>
      <style:text-properties fo:font-style="normal" style:font-style-asian="normal" style:font-style-complex="normal"/>
    </style:style>
    <style:style style:name="P33"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4"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35"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master-page-name="">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0"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1" style:family="paragraph" style:parent-style-name="Text_20_body">
      <style:paragraph-properties fo:margin-left="0.4925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indent="0in" style:auto-text-indent="false"/>
      <style:text-properties style:font-name="Bitstream Vera Serif"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Courier"/>
    </style:style>
    <style:style style:name="P44" style:family="paragraph" style:parent-style-name="Text_20_body">
      <style:text-properties style:font-name="Courier"/>
    </style:style>
    <style:style style:name="P45" style:family="paragraph" style:parent-style-name="Text_20_body">
      <style:text-properties style:font-name="Bitstream Vera Serif"/>
    </style:style>
    <style:style style:name="P46" style:family="paragraph" style:parent-style-name="Heading_20_3">
      <style:text-properties style:font-name="Bitstream Vera Sans"/>
    </style:style>
    <style:style style:name="P47" style:family="paragraph" style:parent-style-name="Heading_20_3">
      <style:paragraph-properties fo:margin-left="0in" fo:margin-right="0in" fo:text-indent="0in" style:auto-text-indent="false"/>
      <style:text-properties style:font-name="Bitstream Vera Sans"/>
    </style:style>
    <style:style style:name="P48" style:family="paragraph" style:parent-style-name="Heading_20_3">
      <style:paragraph-properties fo:margin-left="0in" fo:margin-right="0in" fo:text-indent="0in" style:auto-text-indent="false" fo:break-before="page"/>
      <style:text-properties style:font-name="Bitstream Vera Sans"/>
    </style:style>
    <style:style style:name="P49" style:family="paragraph" style:parent-style-name="Text_20_body">
      <style:paragraph-properties fo:margin-left="0in" fo:margin-right="0in" fo:text-indent="0in" style:auto-text-indent="false"/>
      <style:text-properties style:font-name="Bitstream Vera Serif"/>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style:font-name="Courier"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style:font-name="Courier"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6-05-09T15:31:45.99">2006-05-09</text:date></text:p>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3">one Master Server running the full set of services.</text:p>
        </text:list-item>
        <text:list-item>
          <text:p text:style-name="P3">one Distributed Server running: </text:p>
          <text:list>
            <text:list-item>
              <text:p text:style-name="P3">forking proxy (sipproxy)</text:p>
            </text:list-item>
            <text:list-item>
              <text:p text:style-name="P3">authentication proxy (sipauthproxy)</text:p>
            </text:list-item>
            <text:list-item>
              <text:p text:style-name="P4">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5"><text:span text:style-name="T1">sipx1.example.com</text:span> for the Master Server</text:p>
        </text:list-item>
        <text:list-item>
          <text:p text:style-name="P5"><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6">Install the Master Server</text:p>
        </text:list-item>
        <text:list-item>
          <text:p text:style-name="P6">Configure DNS</text:p>
        </text:list-item>
        <text:list-item>
          <text:p text:style-name="P6">Create TLS/SSL certificates</text:p>
        </text:list-item>
        <text:list-item>
          <text:p text:style-name="P6">Install the Distributed Server</text:p>
        </text:list-item>
        <text:list-item>
          <text:p text:style-name="P6">Modify Configurations</text:p>
        </text:list-item>
      </text:list>
      <text:p text:style-name="Text_20_body">Each of these steps is detailed below.</text:p>
      <text:h text:style-name="Heading_20_2" text:outline-level="2"/>
      <text:h text:style-name="P7"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8">domain </text:p>
      <text:p text:style-name="P9">The domain record maps the SIP domain name to the proxy host names. </text:p>
      <text:p text:style-name="P8">registrar </text:p>
      <text:p text:style-name="P9">In an HA configuration, each proxy is configured to use a registry service name that is <text:s/>mapped first to the registrar instance on the same Server, and then falls back to the registrar instance on the other Server .</text:p>
      <text:p text:style-name="P8">authproxy </text:p>
      <text:p text:style-name="P9">The authorization proxy service is also addressed using a service name that prefers the local instance first, with a fallback to the redundant instance.</text:p>
      <text:p text:style-name="Standard">To generate all the DNS records needed for your installation, use the <text:span text:style-name="T1">sipx-dns</text:span> command on the Master Server; log in to the server, and execute:</text:p>
      <text:p text:style-name="Standard"/>
      <text:p text:style-name="P10">sipx-dns <text:span text:style-name="T2">sip-domain server-name</text:span>/server-<text:span text:style-name="T2">ip server-name</text:span>/server-<text:span text:style-name="T2">ip</text:span></text:p>
      <text:p text:style-name="Standard"/>
      <text:p text:style-name="Standard">substituting your names and IP addresses:</text:p>
      <text:p text:style-name="Standard"/>
      <text:p text:style-name="P11">sip-domain <text:s text:c="2"/></text:p>
      <text:p text:style-name="P12">Is the domain that will be used as the domain part of your SIP addresses. <text:s/>Typically, this will be your top level domain name (example.com).</text:p>
      <text:p text:style-name="Standard"/>
      <text:p text:style-name="P11">server-name/server-ip</text:p>
      <text:p text:style-name="P12">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13" text:outline-level="3">Example DNS Configuration</text:h>
      <text:p text:style-name="Text_20_body">For the example HA configuration, the DNS records can be generated by:</text:p>
      <text:p text:style-name="Standard"/>
      <text:p text:style-name="P10">sipx-dns example.com sipx1.example.com/10.1.1.50 sipx2.example.com/10.1.2.50</text:p>
      <text:p text:style-name="P14"/>
      <text:p text:style-name="P14">the output generated is:</text:p>
      <text:p text:style-name="P14"/>
      <text:p text:style-name="P15">;;;;;;;;;;;;;;;;;;;;;;;;;;;;;;;;;;;;;;;;;;;;;;;;;;;;;;;;;;;;;;;;</text:p>
      <text:p text:style-name="P15">; sipX Servers for SIP domain 'example.com'</text:p>
      <text:p text:style-name="P15">;;;;;;;;;;;;;;;;;;;;;;;;;;;;;;;;;;;;;;;;;;;;;;;;;;;;;;;;;;;;;;;;</text:p>
      <text:p text:style-name="P15">sipx1.example.com. <text:s text:c="5"/>IN <text:s text:c="5"/>A <text:s text:c="3"/>10.1.1.50</text:p>
      <text:p text:style-name="P15">sipx2.example.com. <text:s text:c="5"/>IN <text:s text:c="5"/>A <text:s text:c="3"/>10.1.2.50</text:p>
      <text:p text:style-name="P15"/>
      <text:p text:style-name="P15">example.com. <text:s text:c="11"/>IN <text:s text:c="5"/>NAPTR <text:s text:c="2"/>2 0 "s" "SIP+D2T" "" _sip._tcp.example.com.</text:p>
      <text:p text:style-name="P15">example.com. <text:s text:c="11"/>IN <text:s text:c="5"/>NAPTR <text:s text:c="2"/>2 0 "s" "SIP+D2U" "" _sip._udp.example.com.</text:p>
      <text:p text:style-name="P15"/>
      <text:p text:style-name="P15">_sip._tcp.example.com. <text:s/>IN <text:s text:c="5"/>SRV <text:s/>1 0 5060 sipx1.example.com.</text:p>
      <text:p text:style-name="P15">_sip._tcp.example.com. <text:s/>IN <text:s text:c="5"/>SRV <text:s/>1 0 5060 sipx2.example.com.</text:p>
      <text:p text:style-name="P15">_sip._udp.example.com. <text:s/>IN <text:s text:c="5"/>SRV <text:s/>1 0 5060 sipx1.example.com.</text:p>
      <text:p text:style-name="P15">_sip._udp.example.com. <text:s/>IN <text:s text:c="5"/>SRV <text:s/>1 0 5060 sipx2.example.com.</text:p>
      <text:p text:style-name="P15"/>
      <text:p text:style-name="P15">; sipx1.example.com routing for registry/redirect service</text:p>
      <text:p text:style-name="P15">_sip._tcp.rr.sipx1.example.com. IN <text:s text:c="2"/>SRV <text:s text:c="7"/>1 <text:s text:c="2"/>0 5070 sipx1.example.com.</text:p>
      <text:p text:style-name="P15">_sip._udp.rr.sipx1.example.com. IN <text:s text:c="2"/>SRV <text:s text:c="7"/>3 <text:s text:c="2"/>0 5070 sipx1.example.com.</text:p>
      <text:p text:style-name="P15">_sip._tcp.rr.sipx1.example.com. IN <text:s text:c="2"/>SRV <text:s text:c="7"/>2 100 5070 sipx2.example.com.</text:p>
      <text:p text:style-name="P15">_sip._udp.rr.sipx1.example.com. IN <text:s text:c="2"/>SRV <text:s text:c="7"/>4 100 5070 sipx2.example.com.</text:p>
      <text:p text:style-name="P15"/>
      <text:p text:style-name="P15">; sipx1.example.com routing for authorization service</text:p>
      <text:p text:style-name="P15">_sip._tcp.ap.sipx1.example.com. IN <text:s text:c="2"/>SRV <text:s text:c="7"/>1 <text:s text:c="2"/>0 5080 sipx1.example.com.</text:p>
      <text:p text:style-name="P15">_sip._udp.ap.sipx1.example.com. IN <text:s text:c="2"/>SRV <text:s text:c="7"/>3 <text:s text:c="2"/>0 5080 sipx1.example.com.</text:p>
      <text:p text:style-name="P15">_sip._tcp.ap.sipx1.example.com. IN <text:s text:c="2"/>SRV <text:s text:c="7"/>2 100 5080 sipx2.example.com.</text:p>
      <text:p text:style-name="P15">_sip._udp.ap.sipx1.example.com. IN <text:s text:c="2"/>SRV <text:s text:c="7"/>4 100 5080 sipx2.example.com.</text:p>
      <text:p text:style-name="P15"/>
      <text:p text:style-name="P15">; sipx2.example.com routing for registry/redirect service</text:p>
      <text:p text:style-name="P15">_sip._tcp.rr.sipx2.example.com. IN <text:s text:c="2"/>SRV <text:s text:c="7"/>1 <text:s text:c="2"/>0 5070 sipx2.example.com.</text:p>
      <text:p text:style-name="P15">_sip._udp.rr.sipx2.example.com. IN <text:s text:c="2"/>SRV <text:s text:c="7"/>3 <text:s text:c="2"/>0 5070 sipx2.example.com.</text:p>
      <text:p text:style-name="P15">_sip._tcp.rr.sipx2.example.com. IN <text:s text:c="2"/>SRV <text:s text:c="7"/>2 100 5070 sipx1.example.com.</text:p>
      <text:p text:style-name="P15">_sip._udp.rr.sipx2.example.com. IN <text:s text:c="2"/>SRV <text:s text:c="7"/>4 100 5070 sipx1.example.com.</text:p>
      <text:p text:style-name="P15"/>
      <text:p text:style-name="P15">; sipx2.example.com routing for authorization service</text:p>
      <text:p text:style-name="P15">_sip._tcp.ap.sipx2.example.com. IN <text:s text:c="2"/>SRV <text:s text:c="7"/>1 <text:s text:c="2"/>0 5080 sipx2.example.com.</text:p>
      <text:p text:style-name="P15">_sip._udp.ap.sipx2.example.com. IN <text:s text:c="2"/>SRV <text:s text:c="7"/>3 <text:s text:c="2"/>0 5080 sipx2.example.com.</text:p>
      <text:p text:style-name="P15">_sip._tcp.ap.sipx2.example.com. IN <text:s text:c="2"/>SRV <text:s text:c="7"/>2 100 5080 sipx1.example.com.</text:p>
      <text:p text:style-name="P15">_sip._udp.ap.sipx2.example.com. IN <text:s text:c="2"/>SRV <text:s text:c="7"/>4 100 5080 sipx1.example.com.</text:p>
      <text:p text:style-name="P15"/>
      <text:p text:style-name="P15">;;;;;;;;;;;;;;;;;;;;;;;;;;;;;;;;;;;;;;;;;;;;;;;;;;;;;;;;;;;;;;;;</text:p>
      <text:p text:style-name="Standard"/>
      <text:h text:style-name="P7" text:outline-level="2">Create TLS/SSL Certificates</text:h>
      <text:p text:style-name="P16">The synchronization of the replicated services in an HA configuration is secured by TLS, and requires that:</text:p>
      <text:list text:style-name="L5">
        <text:list-item>
          <text:p text:style-name="P17">the certificates for each system are signed by an authority trusted by each system.</text:p>
        </text:list-item>
        <text:list-item>
          <text:p text:style-name="P17">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1"/>
      <text:p text:style-name="P18">mkdir $HOME/sslkeys</text:p>
      <text:p text:style-name="P19">cd $HOME/sslkeys<text:line-break/>/usr/bin/ssl-cert/gen-ssl-keys.sh</text:p>
      <text:p text:style-name="P20">answer the questions, providing the name of your domain and the Master Server.</text:p>
      <text:p text:style-name="P20"/>
      <text:p text:style-name="Standard">To create a compatible certificate for the Distributed Server, in that same directory execute:</text:p>
      <text:p text:style-name="P21"/>
      <text:p text:style-name="P22">/usr/bin/ssl-cert/gen-ssl-keys.sh --csr</text:p>
      <text:p text:style-name="P23">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3">dist-server</text:span><text:span text:style-name="T4">.csr</text:span>, where <text:span text:style-name="T3">dist-server</text:span> is the name of the Distributed Server. <text:s/>To create the certificate for the Distributed Server, execute:</text:p>
      <text:p text:style-name="P22">/usr/bin/ssl-cert/gen-ssl-keys.sh –-sign <text:span text:style-name="T2">dist-server</text:span><text:span text:style-name="T5">.csr</text:span></text:p>
      <text:p text:style-name="P20">The above will produce the files:</text:p>
      <text:p text:style-name="P24"><text:span text:style-name="T2">dist-server</text:span>.key<text:line-break/><text:span text:style-name="T2">dist-server</text:span>.crt</text:p>
      <text:p text:style-name="P24"><text:span text:style-name="T2">caname</text:span>.crt</text:p>
      <text:p text:style-name="P20">where <text:span text:style-name="T3">dist-server</text:span> is the name you provided for the Distributed Server, and <text:span text:style-name="T3">caname</text:span> is the name you provided for the Certificate Authority. <text:s/>These three files will need to be copied to the Distributed Server when it is installed (see below).</text:p>
      <text:p text:style-name="P20"/>
      <text:p text:style-name="P25">Install the certificates and key for the Master Server by running the following as root in that directory:</text:p>
      <text:p text:style-name="P20"/>
      <text:p text:style-name="P10">/usr/bin/ssl-cert/install-cert.sh</text:p>
      <text:h text:style-name="Heading_20_2" text:outline-level="2"/>
      <text:h text:style-name="P7" text:outline-level="2">Install the Distributed Server</text:h>
      <text:p text:style-name="P26">Install the sipXpbx software on the Distributed Server normally. <text:s text:c="2"/>When you reach the step of generating the TLS/SSL certificate, rather than generating new certificates, copy <text:span text:style-name="T6">the files:</text:span></text:p>
      <text:p text:style-name="P27"/>
      <text:p text:style-name="P11"><text:span text:style-name="T3">dist-server</text:span><text:span text:style-name="T1">.key<text:line-break/></text:span><text:span text:style-name="T3">dist-server</text:span><text:span text:style-name="T1">.crt</text:span></text:p>
      <text:p text:style-name="P28"><text:span text:style-name="T3">caname</text:span><text:span text:style-name="T1">.crt</text:span> <text:s/></text:p>
      <text:p text:style-name="P28"/>
      <text:p text:style-name="P26">that you created on the Master Server to the Distributed Server and execute the following as root in the directory:</text:p>
      <text:p text:style-name="P20"/>
      <text:p text:style-name="P10">/usr/bin/ssl-cert/install-cert.sh</text:p>
      <text:p text:style-name="Standard"/>
      <text:p text:style-name="Standard">When the installation is finished, log in to the servers to modify configurations.</text:p>
      <text:h text:style-name="Heading_20_2" text:outline-level="2">Modify Configurations</text:h>
      <text:p text:style-name="Text_20_body">There are <text:span text:style-name="T7">5 sets of</text:span> changes to be made to the configurations:</text:p>
      <text:list text:style-name="L6">
        <text:list-item>
          <text:p text:style-name="P29">Disable non-replicated services on the Distributed Server.</text:p>
        </text:list-item>
        <text:list-item>
          <text:p text:style-name="P29">Configure routing for non-replicated services on the Distributed Server</text:p>
        </text:list-item>
        <text:list-item>
          <text:p text:style-name="P29">Configure the Master Server to manage the Distributed Server.</text:p>
        </text:list-item>
        <text:list-item>
          <text:p text:style-name="P29">Configure registry synchronization on both servers.</text:p>
        </text:list-item>
        <text:list-item>
          <text:p text:style-name="P29">Configure routing for redundant services on both servers.</text:p>
        </text:list-item>
        <text:list-item>
          <text:p text:style-name="P29">Check that the realm is the same on both servers</text:p>
        </text:list-item>
      </text:list>
      <text:h text:style-name="Heading_20_3" text:outline-level="3">Disable non-replicated services on the Distributed Server</text:h>
      <text:p text:style-name="Text_20_body">The Distributed Server runs only three services:</text:p>
      <text:list text:style-name="L7">
        <text:list-item>
          <text:list>
            <text:list-item>
              <text:p text:style-name="P30">registrar/redirect service (sipregistrar)</text:p>
            </text:list-item>
          </text:list>
        </text:list-item>
      </text:list>
      <text:list text:style-name="L8">
        <text:list-item>
          <text:list>
            <text:list-item>
              <text:p text:style-name="P31">forking proxy (sipproxy)</text:p>
            </text:list-item>
          </text:list>
        </text:list-item>
      </text:list>
      <text:list text:style-name="L9">
        <text:list-item>
          <text:list>
            <text:list-item>
              <text:p text:style-name="P32">authentication proxy (sipauthproxy)</text:p>
            </text:list-item>
          </text:list>
        </text:list-item>
      </text:list>
      <text:p text:style-name="P33"/>
      <text:p text:style-name="P33">To disable the other services, changes are needed in two files:</text:p>
      <text:p text:style-name="P33"/>
      <text:p text:style-name="P34">/etc/sipxpbx/WatchDog.xml</text:p>
      <text:p text:style-name="P34">/etc/sipxpbx/ProcessDefinitions.xml</text:p>
      <text:p text:style-name="P35"/>
      <text:p text:style-name="P33">Edit the file <text:span text:style-name="T8">/etc/sipxpbx/WatchDog.xml </text:span><text:span text:style-name="T9">on the Distributed Server (for safety, first make a backup copy of the file, e.g., WatchDog.xml.bak). Each process has an entry like this one for the status server:</text:span></text:p>
      <text:p text:style-name="P36"/>
      <text:p text:style-name="P37"><text:s text:c="6"/>&lt;process name="SIPStatus"</text:p>
      <text:p text:style-name="P38"><text:s text:c="9"/>restart="enable" max_restarts="3" report="enable" max_reports="3"&gt;</text:p>
      <text:p text:style-name="P38"><text:s text:c="9"/>&lt;failure_contact method="email"&gt;wgillett@localhost&lt;/failure_contact&gt;</text:p>
      <text:p text:style-name="P39"><text:s text:c="6"/>&lt;/process&gt;</text:p>
      <text:p text:style-name="P36">Remove the process elements (from ‘&lt;process’ through ‘&lt;/process&gt;’ inclusive) for all processes except those with the names “KeepAlive”, ”SIPRegistrar”, ”SIPProxy”, and “SIPAuthProxy”, which conveniently appear at the top of WatchDog.xml in the order listed. <text:s/>Save the file, and then run the following command to check that the file is still valid (again, nothing printed means ok):</text:p>
      <text:p text:style-name="P40">sipx-validate-xml /etc/sipxpbx/WatchDog.xml</text:p>
      <text:p text:style-name="P33">Edit the file <text:span text:style-name="T8">/etc/sipxpbx/ProcessDefinitions.xml </text:span><text:span text:style-name="T9">on the Distributed Server (again, make a backup copy first). Each process has an entry like this one for the status server:</text:span></text:p>
      <text:p text:style-name="P38"/>
      <text:p text:style-name="P41"><text:s text:c="8"/>&lt;process name="SIPStatus"&gt;</text:p>
      <text:p text:style-name="P41"><text:s text:c="12"/>&lt;dependentdelay wait="0" /&gt;</text:p>
      <text:p text:style-name="P41"><text:s text:c="12"/>&lt;stdout file="/dev/null" /&gt;</text:p>
      <text:p text:style-name="P41"><text:s text:c="12"/>&lt;stderr file="/dev/null" /&gt;</text:p>
      <text:p text:style-name="P41"><text:s text:c="12"/>&lt;stdin <text:s/>file="" /&gt;</text:p>
      <text:p text:style-name="P41"><text:s text:c="12"/>&lt;start control="true"&gt;</text:p>
      <text:p text:style-name="P41"><text:s text:c="16"/>&lt;execute command="/opt/ha/bin/sipstatus.sh"</text:p>
      <text:p text:style-name="P41"><text:s text:c="25"/>parameters=""</text:p>
      <text:p text:style-name="P41"><text:s text:c="25"/>defaultdir="/opt/ha/var/log/sipxpbx" /&gt;</text:p>
      <text:p text:style-name="P41"><text:s text:c="12"/>&lt;/start&gt;</text:p>
      <text:p text:style-name="P41"><text:s text:c="12"/>&lt;!-- If no execute, then kill --&gt;</text:p>
      <text:p text:style-name="P41"><text:s text:c="12"/>&lt;stop control="true" /&gt;</text:p>
      <text:p text:style-name="P41"><text:s text:c="12"/>&lt;!-- If no execute, then stop-start --&gt;</text:p>
      <text:p text:style-name="P41"><text:s text:c="12"/>&lt;restart control="true" /&gt;</text:p>
      <text:p text:style-name="P41"><text:s text:c="12"/>&lt;!-- &lt;dependency&gt;??&lt;/dependency&gt; --&gt;</text:p>
      <text:p text:style-name="P41"><text:s text:c="8"/>&lt;/process&gt;</text:p>
      <text:p text:style-name="P41"/>
      <text:p text:style-name="Standard">For each entry in the file except the KeepAlive, SIPRegistrar, SIPProxy, and SIPAuthProxy, <text:s/>change the line:</text:p>
      <text:p text:style-name="P41"><text:s text:c="12"/>&lt;start control="true"&gt;</text:p>
      <text:p text:style-name="Standard">to</text:p>
      <text:p text:style-name="P41"><text:s text:c="12"/>&lt;start control="false"&gt;</text:p>
      <text:p text:style-name="Standard"/>
      <text:p text:style-name="Standard">save the file, and validate it by running:</text:p>
      <text:p text:style-name="Standard"/>
      <text:p text:style-name="P40">sipx-validate-xml /etc/sipxpbx/ProcessDefinitions.xml</text:p>
      <text:p text:style-name="P42">if no errors are printed, the file is valid.</text:p>
      <text:h text:style-name="Heading_20_3" text:outline-level="3">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43">CONFIG_SERVER_ADDR=${MY_IP_ADDR}</text:p>
      <text:p text:style-name="P43">MEDIA_SERVER_ADDR=${MY_IP_ADDR}</text:p>
      <text:p text:style-name="P43">STATUS_SERVER_ADDR=${MY_IP_ADDR}</text:p>
      <text:p text:style-name="P43">VOICEMAIL_SERVER_ADDR=${MY_IP_ADDR}</text:p>
      <text:p text:style-name="P43">VOICEMAIL_SERVER_HOSTNAME=${MY_IP_ADDR}</text:p>
      <text:p text:style-name="P43">ORBIT_SERVER_ADDR=${MY_IP_ADDR}</text:p>
      <text:p text:style-name="P43">PRESENCE_SERVER_ADDR=${MY_IP_ADDR}</text:p>
      <text:p text:style-name="Standard">on each of the above, replace <text:span text:style-name="T1">${MY_IP_ADDR}</text:span> with the fully qualified host name of your Master Server.</text:p>
      <text:p text:style-name="Standard"/>
      <text:h text:style-name="P13" text:outline-level="3">Configure the Master Server to manage the Distributed Server</text:h>
      <text:p text:style-name="Standard">On the Master Server, edit the file <text:span text:style-name="T1">/etc/sipxpbx/topology.xml.in</text:span>, which should look like:</text:p>
      <text:p text:style-name="Standard"/>
      <text:p text:style-name="P21">&lt;?xml version="1.0" ?&gt;</text:p>
      <text:p text:style-name="P21"/>
      <text:p text:style-name="P21">&lt;!-- This file defines the "topology" file that resides on the </text:p>
      <text:p text:style-name="P21"><text:s text:c="5"/>configuration server. <text:s/>This file acts as a registry/database for </text:p>
      <text:p text:style-name="P21"><text:s text:c="5"/>replication targets and remove process management agents --&gt;</text:p>
      <text:p text:style-name="P21"/>
      <text:p text:style-name="P21">&lt;!DOCTYPE topology [</text:p>
      <text:p text:style-name="P21"><text:s text:c="5"/>&lt;!ELEMENT topology (location+)&gt;</text:p>
      <text:p text:style-name="P21"><text:s text:c="5"/>&lt;!ELEMENT location (component+, replication_url, agent_url, sip_domain?)&gt;</text:p>
      <text:p text:style-name="P21"><text:s text:c="5"/>&lt;!ATTLIST location id CDATA #REQUIRED&gt;</text:p>
      <text:p text:style-name="P21"><text:s text:c="5"/>&lt;!ELEMENT component EMPTY&gt;</text:p>
      <text:p text:style-name="P21"><text:s text:c="5"/>&lt;!ATTLIST component id CDATA <text:s/>#REQUIRED&gt;</text:p>
      <text:p text:style-name="P21"><text:s text:c="5"/>&lt;!ATTLIST component type <text:s/>(media-server | config-server | comm-server) #REQUIRED&gt;</text:p>
      <text:p text:style-name="P21"><text:s text:c="5"/>&lt;!ELEMENT replication_url (#PCDATA)&gt;</text:p>
      <text:p text:style-name="P21"><text:s text:c="5"/>&lt;!ELEMENT agent_url (#PCDATA)&gt;</text:p>
      <text:p text:style-name="P21"><text:s text:c="5"/>&lt;!ELEMENT sip_domain (#PCDATA)&gt;</text:p>
      <text:p text:style-name="P21">]&gt;</text:p>
      <text:p text:style-name="P21"><text:s/></text:p>
      <text:p text:style-name="P21">&lt;topology&gt;</text:p>
      <text:p text:style-name="P21"><text:s text:c="3"/>&lt;location id="Config Server, Media Server and Comm Server"&gt;</text:p>
      <text:p text:style-name="P21"><text:s text:c="6"/>&lt;component id="MediaServer1" type="media-server" /&gt; <text:s text:c="8"/></text:p>
      <text:p text:style-name="P21"><text:s text:c="6"/>&lt;component id="CommServer1" <text:s/>type="comm-server" /&gt; <text:s text:c="8"/></text:p>
      <text:p text:style-name="P21"><text:s text:c="6"/>&lt;replication_url&gt;</text:p>
      <text:p text:style-name="P21"><text:s text:c="9"/>https://${MY_FULL_HOSTNAME}:${CONFIG_SERVER_HTTPS_PORT}/cgi-bin/replication/replication.cgi</text:p>
      <text:p text:style-name="P21"><text:s text:c="6"/>&lt;/replication_url&gt;</text:p>
      <text:p text:style-name="P21"><text:s text:c="6"/>&lt;agent_url&gt;</text:p>
      <text:p text:style-name="P21"><text:s text:c="9"/>https://${MY_FULL_HOSTNAME}:${CONFIG_SERVER_HTTPS_PORT}/cgi-bin/processmonitor/process.cgi</text:p>
      <text:p text:style-name="P21"><text:s text:c="6"/>&lt;/agent_url&gt;</text:p>
      <text:p text:style-name="P21"><text:s text:c="3"/>&lt;/location&gt; <text:s text:c="5"/></text:p>
      <text:p text:style-name="P21"/>
      <text:p text:style-name="P21"><text:s text:c="3"/>&lt;!-- REMOVE THIS LINE TO ADD DISTRIBUTED SERVER </text:p>
      <text:p text:style-name="P21"><text:s text:c="3"/>&lt;location id="Distributed Comm Server"&gt;</text:p>
      <text:p text:style-name="P21"><text:s text:c="6"/>&lt;component id="CommServer2" <text:s/>type="comm-server" /&gt; <text:s text:c="8"/></text:p>
      <text:p text:style-name="P21"><text:s text:c="6"/>&lt;replication_url&gt;</text:p>
      <text:p text:style-name="P21"><text:s text:c="9"/>https://DISTRIBUTED_HOSTNAME:${CONFIG_SERVER_HTTPS_PORT}/cgi-bin/replication/replication.cgi</text:p>
      <text:p text:style-name="P21"><text:s text:c="6"/>&lt;/replication_url&gt;</text:p>
      <text:p text:style-name="P21"><text:s text:c="6"/>&lt;agent_url&gt;</text:p>
      <text:p text:style-name="P21"><text:s text:c="9"/>https://DISTRIBUTED_HOSTNAME:${CONFIG_SERVER_HTTPS_PORT}/cgi-bin/processmonitor/process.cgi</text:p>
      <text:p text:style-name="P21"><text:s text:c="6"/>&lt;/agent_url&gt;</text:p>
      <text:p text:style-name="P21"><text:s text:c="3"/>&lt;/location&gt; <text:s text:c="2"/></text:p>
      <text:p text:style-name="P21"><text:s text:c="3"/>REMOVE THIS LINE TO ADD DISTRIBUTED SERVER --&gt;</text:p>
      <text:p text:style-name="P21">&lt;/topology&gt;</text:p>
      <text:p text:style-name="P21"/>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21"><text:s text:c="3"/>&lt;!-- REMOVE THIS LINE TO ADD DISTRIBUTED SERVER</text:p>
      <text:p text:style-name="P21">and</text:p>
      <text:p text:style-name="P21"><text:s text:c="3"/>REMOVE THIS LINE TO ADD DISTRIBUTED SERVER --&gt;</text:p>
      <text:p text:style-name="P21"/>
      <text:p text:style-name="Text_20_body">and change each instance of ‘<text:span text:style-name="T1">DISTRIBUTED_HOSTNAME’</text:span><text:span text:style-name="T6"> to the full name of your Distributed Server.</text:span></text:p>
      <text:h text:style-name="Heading_20_3" text:outline-level="3">Configure registry synchronization on both servers</text:h>
      <text:p text:style-name="Text_20_body">On both the Master and Distributed Servers, edit the file /etc/sipxpbx/registrar-config.in ; at the bottom of the file, you will find a block of lines:</text:p>
      <text:p text:style-name="P44"># See HaSetup.pdf for how to use the following</text:p>
      <text:p text:style-name="P44">#SIP_REGISTRAR_XMLRPC_PORT : 5077</text:p>
      <text:p text:style-name="P44">#SIP_REGISTRAR_NAME : ${MY_FULL_HOSTNAME}</text:p>
      <text:p text:style-name="P44">#SIP_REGISTRAR_SYNC_WITH : MASTER_HOSTNAME, DISTRIBUTED_HOSTNAME</text:p>
      <text:p text:style-name="P45">For each of the last three of these lines, delete the leading ‘#’ character (so that they begin ‘<text:span text:style-name="T1">SIP_REGISTRAR_</text:span>’).</text:p>
      <text:p text:style-name="P45">Replace <text:span text:style-name="T1">MASTER_HOSTNAME </text:span>and<text:span text:style-name="T1"> DISTRIBUTED_HOSTNAME </text:span>with the fully qualified host names of your Master and Distributed Servers.</text:p>
      <text:h text:style-name="P46" text:outline-level="3">Modify proxy routing for redundant services on both servers</text:h>
      <text:p text:style-name="P45">On both the Master and Distributed Servers, edit the file <text:span text:style-name="T1">/etc/sipxpbx/config.defs</text:span></text:p>
      <text:p text:style-name="P45">Find the setting for:</text:p>
      <text:p text:style-name="P43">REGISTRAR_SERVER_SIP_SRV_OR_HOSTPORT</text:p>
      <text:p text:style-name="P45">and set it to:</text:p>
      <text:p text:style-name="P43">REGISTRAR_SERVER_SIP_SRV_OR_HOSTPORT=<text:span text:style-name="T10">rr.${MY_FULL_HOSTNAME}</text:span></text:p>
      <text:p text:style-name="P45">Find the setting for:</text:p>
      <text:p text:style-name="P43">AUTH_PROXY_SERVER_SIP_SRV_OR_HOSTPORT</text:p>
      <text:p text:style-name="P45">and set it to:</text:p>
      <text:p text:style-name="P43">AUTH_PROXY_SERVER_SIP_SRV_OR_HOSTPORT=<text:span text:style-name="T10">ap.${MY_FULL_HOSTNAME}</text:span></text:p>
      <text:h text:style-name="P47" text:outline-level="3"/>
      <text:h text:style-name="P48" text:outline-level="3">Check that the domain and realm are the same on both servers</text:h>
      <text:p text:style-name="P49">In <text:span text:style-name="T1">/etc/sipxpbx/config.defs</text:span> there are two configuration assignments:</text:p>
      <text:p text:style-name="P43">SIPXCHANGE_DOMAIN_NAME=`hostname -f`</text:p>
      <text:p text:style-name="P43">SIPXCHANGE_REALM=`hostname -d`</text:p>
      <text:p text:style-name="P49">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5"/>
      <text:p text:style-name="P43">SIPXCHANGE_DOMAIN_NAME=”example.com”</text:p>
      <text:p text:style-name="P43">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Your HA setup is complete. <text:s/>You may now proceed to configuring your systems.</text:h>
      <text:p text:style-name="Standard">When your system starts, you should see lines like these near the beginning of the /var/log/sipxpbx/sipregistrar.log file (it’s easier to read if you use the syslogviewer command):</text:p>
      <text:p text:style-name="Standard"/>
      <text:p text:style-name="P21"># syslogviewer -i &lt; /var/log/sipxpbx/sipregistrar.log</text:p>
      <text:p text:style-name="P21">2006-02-23T22:31:53.540094Z"</text:p>
      <text:p text:style-name="P21"><text:s text:c="3"/>:3:SIP:NOTICE:sipx1.example.com::00000000:SipRegistrar:</text:p>
      <text:p text:style-name="P21"><text:s text:c="3"/>SipRegistrar &gt;&gt;&gt;&gt;&gt;&gt;&gt;&gt;&gt;&gt;&gt;&gt;&gt;&gt;&gt;&gt; STARTED</text:p>
      <text:p text:style-name="P21">2006-02-23T22:31:53.542391Z"</text:p>
      <text:p text:style-name="P21"><text:s text:c="3"/>:19:SIP:NOTICE:sipx1.example.com::00000000:SipRegistrar:</text:p>
      <text:p text:style-name="P21"><text:s text:c="3"/>SipRegistrar::configurePeers: sipx2.example.com</text:p>
      <text:p text:style-name="P21">2006-02-2006-02-23T22:31:53.777835Z"</text:p>
      <text:p text:style-name="P21"><text:s text:c="3"/>:95:SIP:NOTICE:sipx1.example.com::B6BF5BB0:SipRegistrar:</text:p>
      <text:p text:style-name="P21"><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Walter Gillett</meta:initial-creator>
    <meta:creation-date>2006-01-22T19:07:32</meta:creation-date>
    <dc:date>2006-05-09T15:31:46</dc:date>
    <dc:language>en-US</dc:language>
    <meta:editing-cycles>45</meta:editing-cycles>
    <meta:editing-duration>P1DT23H27M49S</meta:editing-duration>
    <meta:user-defined meta:name="Info 1"/>
    <meta:user-defined meta:name="Info 2"/>
    <meta:user-defined meta:name="Info 3"/>
    <meta:user-defined meta:name="Info 4"/>
    <meta:document-statistic meta:table-count="0" meta:image-count="0" meta:object-count="0" meta:page-count="9" meta:paragraph-count="249" meta:word-count="2470" meta:character-count="16921"/>
  </office:meta>
</office:document-meta>
</file>